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1507"/>
    </style:style>
    <style:style style:name="P2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arbacane <text:s text:c="3"/></text:p>
      <text:p text:style-name="P1">(Françis Cabrel) <text:s text:c="35"/>capo 2ème case </text:p>
      <text:p text:style-name="Preformatted_20_Text"/>
      <text:p text:style-name="Preformatted_20_Text"/>
      <text:p text:style-name="Preformatted_20_Text"><text:s text:c="39"/>A</text:p>
      <text:p text:style-name="Preformatted_20_Text">e:------3---------3--------------------------------------------</text:p>
      <text:p text:style-name="Preformatted_20_Text">B:--3^5------3^5----5-3---3---5-3------------------------------</text:p>
      <text:p text:style-name="Preformatted_20_Text">G:--------------------------5-----5----2-2-2--2------------2---</text:p>
      <text:p text:style-name="Preformatted_20_Text">D:-------------------------------------2-4-2--2-4-2-----2--2---</text:p>
      <text:p text:style-name="Preformatted_20_Text">A:-------------------------------------0-0-0--0-----3-4----0---</text:p>
      <text:p text:style-name="Preformatted_20_Text">E:-------------------------------------------------------------</text:p>
      <text:p text:style-name="Preformatted_20_Text"/>
      <text:p text:style-name="Preformatted_20_Text">A <text:s text:c="16"/>D </text:p>
      <text:p text:style-name="Preformatted_20_Text">On croyait savoir tout sur l'amour</text:p>
      <text:p text:style-name="Preformatted_20_Text"><text:s text:c="7"/>A</text:p>
      <text:p text:style-name="Preformatted_20_Text">Depuis toujours,</text:p>
      <text:p text:style-name="Preformatted_20_Text">Nos corps par cœur et nos cœurs au chaud</text:p>
      <text:p text:style-name="Preformatted_20_Text"><text:s text:c="8"/>E</text:p>
      <text:p text:style-name="Preformatted_20_Text">Dans le velours,</text:p>
      <text:p text:style-name="Preformatted_20_Text">A <text:s text:c="29"/>D</text:p>
      <text:p text:style-name="Preformatted_20_Text">Et puis te voilà bout de femme,</text:p>
      <text:p text:style-name="Preformatted_20_Text">Comme soufflée d'une sarbacane.</text:p>
      <text:p text:style-name="Preformatted_20_Text">A <text:s text:c="16"/>E</text:p>
      <text:p text:style-name="Preformatted_20_Text">La ciel a même un autre éclat</text:p>
      <text:p text:style-name="Preformatted_20_Text"><text:s text:c="2"/>A</text:p>
      <text:p text:style-name="Preformatted_20_Text">Depuis toi.</text:p>
      <text:p text:style-name="Preformatted_20_Text"/>
      <text:p text:style-name="Preformatted_20_Text">Les hommes poursuivent ce temps</text:p>
      <text:p text:style-name="Preformatted_20_Text">Qui court depuis toujours,</text:p>
      <text:p text:style-name="Preformatted_20_Text">Voilà que t'arrives</text:p>
      <text:p text:style-name="Preformatted_20_Text">Et que tout s'éclaire sur mon parcours,</text:p>
      <text:p text:style-name="Preformatted_20_Text">Pendue à mon cou comme une liane,</text:p>
      <text:p text:style-name="Preformatted_20_Text">Comme le roseau de la sarbacane.</text:p>
      <text:p text:style-name="Preformatted_20_Text">Le ciel s'est ouvert par endroits,</text:p>
      <text:p text:style-name="Preformatted_20_Text">Depuis toi. </text:p>
      <text:p text:style-name="Preformatted_20_Text">D <text:s text:c="44"/>A </text:p>
      <text:p text:style-name="Preformatted_20_Text"><text:s text:c="2"/>Pas besoin de phrases ni de longs discours,</text:p>
      <text:p text:style-name="Preformatted_20_Text">D <text:s text:c="21"/>C <text:s text:c="20"/>E</text:p>
      <text:p text:style-name="Preformatted_20_Text"><text:s text:c="2"/>Ça change tout dedans, ça change tout autour.</text:p>
      <text:p text:style-name="Preformatted_20_Text">A <text:s text:c="34"/>D</text:p>
      <text:p text:style-name="Preformatted_20_Text">Finis les matins paupières en panne,</text:p>
      <text:p text:style-name="Preformatted_20_Text">Lourdes comme les bouteilles de butane,</text:p>
      <text:p text:style-name="Preformatted_20_Text">A <text:s text:c="19"/>E</text:p>
      <text:p text:style-name="Preformatted_20_Text">J'ai presque plus ma tête à moi,</text:p>
      <text:p text:style-name="Preformatted_20_Text"><text:s text:c="2"/>A</text:p>
      <text:p text:style-name="Preformatted_20_Text">Depuis toi.</text:p>
      <text:p text:style-name="Preformatted_20_Text"/>
      <text:p text:style-name="Preformatted_20_Text">Pas besoin de faire de trop longs discours,</text:p>
      <text:p text:style-name="Preformatted_20_Text">Ça change tout dedans, ça change tout autour,</text:p>
      <text:p text:style-name="Preformatted_20_Text">Pourvu que jamais tu ne t'éloignes,</text:p>
      <text:p text:style-name="Preformatted_20_Text">Plus loin qu'un jet de sarbacane,</text:p>
      <text:p text:style-name="Preformatted_20_Text">J'ai presque plus ma tête à moi,</text:p>
      <text:p text:style-name="Preformatted_20_Text">Depuis toi.</text:p>
      <text:p text:style-name="Preformatted_20_Text"/>
      <text:p text:style-name="Preformatted_20_Text">Alors te voilà bout de femme,</text:p>
      <text:p text:style-name="Preformatted_20_Text">Comme soufflée d'une sarbacane.</text:p>
      <text:p text:style-name="Preformatted_20_Text">Le ciel s'est ouvert par endroits,</text:p>
      <text:p text:style-name="Preformatted_20_Text">Depuis toi.</text:p>
      <text:p text:style-name="P2">Oh depuis to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9-23T12:55:02.322716272</meta:creation-date>
    <dc:date>2016-09-23T12:56:14.980191395</dc:date>
    <dc:creator>Gérald Reinhart</dc:creator>
    <meta:editing-duration>P0D</meta:editing-duration>
    <meta:editing-cycles>1</meta:editing-cycles>
    <meta:document-statistic meta:table-count="0" meta:image-count="0" meta:object-count="0" meta:page-count="1" meta:paragraph-count="53" meta:word-count="227" meta:character-count="1709" meta:non-whitespace-character-count="1251"/>
    <meta:generator>LibreOffice/4.2.8.2$Linux_X86_64 LibreOffice_project/420$Build-2</meta:generator>
  </office:meta>
</office:document-meta>
</file>